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Anton Boyarshinov</meta:initial-creator>
    <meta:creation-date>2008-09-02T15:39:21</meta:creation-date>
    <dc:creator>Anton Boyarshinov</dc:creator>
    <dc:date>2008-09-02T15:41:28</dc:date>
    <meta:editing-cycles>1</meta:editing-cycles>
    <meta:editing-duration>PT2M1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0" meta:word-count="0" meta:character-count="0"/>
  </office:meta>
</office:document-meta>
</file>